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2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23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2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1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16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1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13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1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1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1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09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08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0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06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04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04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0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0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200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199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1999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1998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1996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199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1995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199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199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199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199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199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1989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1988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198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1957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